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98.6pt"/>
    </style:style>
    <style:style style:name="co5" style:family="table-column">
      <style:table-column-properties fo:break-before="auto" style:column-width="172.15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173.65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Layer Config</text:p>
          </table:table-cell>
          <table:table-cell office:value-type="string" calcext:value-type="string">
            <text:p>Extras (Normalization, Feature Expansion)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umIterations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423" calcext:value-type="float">
            <text:p>0.94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)</text:p>
          </table:table-cell>
          <table:table-cell office:value-type="string" calcext:value-type="string">
            <text:p>Norm + Feature Exp (degree 2)</text:p>
          </table:table-cell>
          <table:table-cell office:value-type="string" calcext:value-type="string">
            <text:p>default</text:p>
          </table:table-cell>
          <table:table-cell office:value-type="float" office:value="0.9332" calcext:value-type="float">
            <text:p>0.93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 5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 1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43" calcext:value-type="float">
            <text:p>0.94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 100, 5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397" calcext:value-type="float">
            <text:p>0.939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500,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5097" calcext:value-type="float">
            <text:p>0.95097</text:p>
          </table:table-cell>
          <table:table-cell office:value-type="string" calcext:value-type="string">
            <text:p>With CV from 100 – 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5222" calcext:value-type="float">
            <text:p>0.95222</text:p>
          </table:table-cell>
          <table:table-cell office:value-type="string" calcext:value-type="string">
            <text:p>With CV from 500 – 8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)</text:p>
          </table:table-cell>
          <table:table-cell office:value-type="string" calcext:value-type="string">
            <text:p>Norm + Feature Exp (degree 2)</text:p>
          </table:table-cell>
          <table:table-cell office:value-type="string" calcext:value-type="string">
            <text:p>default</text:p>
          </table:table-cell>
          <table:table-cell office:value-type="float" office:value="0.943358" calcext:value-type="float">
            <text:p>0.94335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)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default</text:p>
          </table:table-cell>
          <table:table-cell office:value-type="float" office:value="0.9432" calcext:value-type="float">
            <text:p>0.94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 2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4883" calcext:value-type="float">
            <text:p>0.94883</text:p>
          </table:table-cell>
          <table:table-cell office:value-type="string" calcext:value-type="string">
            <text:p>With CV (700, x) from 50 to 30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Keras (Tensorflo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as (Thean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agne (Thean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sorf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Torc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23:32:41.756233088</meta:creation-date>
    <dc:date>2017-04-23T00:21:53.774984414</dc:date>
    <meta:editing-duration>PT18M29S</meta:editing-duration>
    <meta:editing-cycles>5</meta:editing-cycles>
    <meta:generator>LibreOffice/5.1.6.2$Linux_X86_64 LibreOffice_project/10m0$Build-2</meta:generator>
    <meta:document-statistic meta:table-count="1" meta:cell-count="87" meta:object-count="0"/>
  </office:meta>
</office:document-meta>
</file>